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1900000231EFD85FD34BC2F67A.png" manifest:media-type="image/png"/>
  <manifest:file-entry manifest:full-path="Pictures/10004D500000357E000025DB987EE261FFDEA4C0.svg" manifest:media-type="image/svg+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fo:font-weight="normal" officeooo:rsid="0015da2e" officeooo:paragraph-rsid="0015da2e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tyle="italic" fo:font-weight="normal" officeooo:rsid="00152bca" officeooo:paragraph-rsid="0015da2e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italic" fo:font-weight="bold" officeooo:rsid="00152bca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italic" fo:font-weight="bold" officeooo:rsid="00152bca" officeooo:paragraph-rsid="00152bca" style:font-style-asian="italic" style:font-weight-asian="bold" style:font-style-complex="italic" style:font-weight-complex="bold"/>
    </style:style>
    <style:style style:name="P5" style:family="paragraph">
      <loext:graphic-properties draw:fill="solid" draw:fill-color="#ffffff"/>
      <style:text-properties fo:color="#b2b2b2" fo:font-size="150pt" style:font-size-asian="150pt" style:font-size-complex="150pt"/>
    </style:style>
    <style:style style:name="T1" style:family="text">
      <style:text-properties officeooo:rsid="0015da2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b2b2b2" fo:font-size="150pt" style:font-size-asian="150pt" style:font-size-complex="15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666666" draw:fill="solid" draw:fill-color="#ffffff" fo:min-height="5.0217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2.6445in" svg:y="-0.022in" svg:width="4.0508in" svg:height="2.8665in" draw:z-index="1"><draw:image xlink:href="Pictures/10004D500000357E000025DB987EE261FFDEA4C0.svg" xlink:type="simple" xlink:show="embed" xlink:actuate="onLoad" loext:mime-type="image/svg+xml"/><draw:image xlink:href="Pictures/100002010000031900000231EFD85FD34BC2F67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0" draw:style-name="gr1" draw:text-style-name="P5" svg:width="5.9579in" svg:height="5.0217in" draw:transform="skewX (3.85924155697884E-017) rotate (-0.261799387799149) translate (1.31527777777778in 0.00902777777777778in)"><draw:text-box><text:p><text:span text:style-name="T3">TEST </text:span></text:p><text:p><text:span text:style-name="T3">VOID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Footer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tyle="italic" fo:font-weight="normal" officeooo:rsid="0015da2e" officeooo:paragraph-rsid="0015da2e" style:font-style-asian="italic" style:font-weight-asian="normal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style="italic" fo:font-weight="normal" officeooo:rsid="00152bca" officeooo:paragraph-rsid="0015da2e" style:font-style-asian="italic" style:font-weight-asian="normal" style:font-style-complex="italic" style:font-weight-complex="normal"/>
    </style:style>
    <style:style style:name="MP3" style:family="paragraph" style:parent-style-name="Standard">
      <style:paragraph-properties fo:text-align="center" style:justify-single-word="false"/>
      <style:text-properties fo:font-style="italic" fo:font-weight="bold" officeooo:rsid="00152bca" officeooo:paragraph-rsid="00152bca" style:font-style-asian="italic" style:font-weight-asian="bold" style:font-style-complex="italic" style:font-weight-complex="bold"/>
    </style:style>
    <style:style style:name="MT1" style:family="text">
      <style:text-properties officeooo:rsid="0015da2e"/>
    </style:style>
    <style:style style:name="MT2" style:family="text">
      <style:text-properties fo:font-weight="normal" style:font-weight-asian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order="none" fo:padding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The legal entity behind BornHack is:</text:p>
        <text:p text:style-name="MP2">BornHack IVS <text:span text:style-name="MT1">c/o Thomas Steen Rasmussen</text:span>, Offenbachsvej 34, 2. tv., </text:p>
        <text:p text:style-name="MP2">2450 Copenhagen SV, Denmark. CVR# 37666521</text:p>
        <text:p text:style-name="MP3"><text:span text:style-name="MT2">email </text:span><text:a xlink:type="simple" xlink:href="mailto:info@bornhack.dk" text:style-name="Internet_20_link" text:visited-style-name="Visited_20_Internet_20_Link"><text:span text:style-name="MT2">info@bornhack.dk</text:span></text:a><text:span text:style-name="MT2"> - web </text:span><text:a xlink:type="simple" xlink:href="https://www.bornhack.dk/" text:style-name="Internet_20_link" text:visited-style-name="Visited_20_Internet_20_Link"><text:span text:style-name="MT2">https://www.bornhack.dk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20:00:38.739000000</meta:creation-date>
    <dc:date>2019-05-12T17:18:40.379320787</dc:date>
    <meta:editing-duration>PT14M52S</meta:editing-duration>
    <meta:editing-cycles>4</meta:editing-cycles>
    <meta:generator>LibreOffice/6.0.4.2$MacOSX_X86_64 LibreOffice_project/9b0d9b32d5dcda91d2f1a96dc04c645c450872bf</meta:generator>
    <meta:document-statistic meta:table-count="0" meta:image-count="1" meta:object-count="0" meta:page-count="1" meta:paragraph-count="4" meta:word-count="27" meta:character-count="197" meta:non-whitespace-character-count="173"/>
  </office:meta>
</office:document-meta>
</file>